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6"/>
        <table:table-column table:style-name="co4" table:number-columns-repeated="5" table:default-cell-style-name="ce7"/>
        <table:table-column table:style-name="co4" table:default-cell-style-name="ce8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9"/>
        </table:table-row>
        <table:table-row table:style-name="ro2">
          <table:table-cell table:style-name="Default" table:number-columns-repeated="4"/>
          <table:table-cell table:number-columns-repeated="2" table:style-name="ce4" office:value-type="string">
            <text:p>Target*</text:p>
          </table:table-cell>
          <table:table-cell table:style-name="ce4" office:value-type="string">
            <text:p>Actual**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Configured***</text:p>
          </table:table-cell>
          <table:table-cell table:style-name="ce4" office:value-type="string">
            <text:p>Configured</text:p>
          </table:table-cell>
          <table:table-cell table:style-name="Default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****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1" office:value-type="string">
            <text:p>Orientation</text:p>
          </table:table-cell>
        </table:table-row>
        <table:table-row table:style-name="ro2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107">
            <text:p>107</text:p>
          </table:table-cell>
          <table:table-cell office:value-type="float" office:value="247">
            <text:p>247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288">
            <text:p>288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243">
            <text:p>243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229">
            <text:p>229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HEAD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-120">
            <text:p>-1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-5">
            <text:p>-5</text:p>
          </table:table-cell>
          <table:table-cell office:value-type="float" office:value="20">
            <text:p>2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-150">
            <text:p>-15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239">
            <text:p>239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-91">
            <text:p>-91</text:p>
          </table:table-cell>
          <table:table-cell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-148">
            <text:p>-148</text:p>
          </table:table-cell>
          <table:table-cell table:number-columns-repeated="2"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office:value-type="float" office:value="136">
            <text:p>136</text:p>
          </table:table-cell>
          <table:table-cell office:value-type="float" office:value="229">
            <text:p>229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-18">
            <text:p>-18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84">
            <text:p>84</text:p>
          </table:table-cell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-160">
            <text:p>-16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-20">
            <text:p>-20</text:p>
          </table:table-cell>
          <table:table-cell office:value-type="float" office:value="45">
            <text:p>4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-4">
            <text:p>-4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office:value-type="float" office:value="165">
            <text:p>165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90">
            <text:p>-9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office:value-type="float" office:value="312">
            <text:p>312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-108">
            <text:p>-108</text:p>
          </table:table-cell>
          <table:table-cell table:style-name="ce3"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57">
            <text:p>57</text:p>
          </table:table-cell>
          <table:table-cell office:value-type="float" office:value="311">
            <text:p>311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351">
            <text:p>351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238">
            <text:p>238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-18">
            <text:p>-18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-200">
            <text:p>-20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-20">
            <text:p>-20</text:p>
          </table:table-cell>
          <table:table-cell office:value-type="float" office:value="45">
            <text:p>4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305">
            <text:p>305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table:style-name="Default" table:number-columns-repeated="6"/>
          <table:table-cell table:style-name="ce6"/>
          <table:table-cell table:style-name="Default" table:number-columns-repeated="4"/>
        </table:table-row>
        <table:table-row table:style-name="ro2">
          <table:table-cell table:style-name="Default"/>
          <table:table-cell table:style-name="Default" office:value-type="string">
            <text:p>* <text:s/>Attempted min/max angle settings through “herborist” as specified in Poppy docs. Widget is not very precise. 180 is top, decreasing clock-wise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 As read from EEPROM. Actual “hard” limits enforced by firmware. Application limits may be more restrictive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* Limits as configured in the XML file. These are “soft” limits enforced by the application and take into account the offset, orientation and desired range of motion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** Fixed angular correction applied by the application, empirically derived</text:p>
          </table:table-cell>
          <table:table-cell table:style-name="Default"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5:Sheet1.K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5/22/2019</text:date>, <text:time>11:2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5-22T11:22:16</dc:date>
    <dc:creator>Chuck Coughlin</dc:creator>
    <meta:editing-duration>P4DT2H32M1S</meta:editing-duration>
    <meta:editing-cycles>28</meta:editing-cycles>
    <meta:generator>OpenOffice/4.1.3$Unix OpenOffice.org_project/413m1$Build-9783</meta:generator>
    <meta:document-statistic meta:table-count="3" meta:cell-count="298" meta:object-count="0"/>
  </office:meta>
</office:document-meta>
</file>